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8cm" fo:min-width="0.397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4" style:family="paragraph">
      <style:paragraph-properties fo:text-align="end" style:writing-mode="rl-tb"/>
      <style:text-properties fo:font-size="8pt" style:font-size-asian="8pt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016cm" svg:height="2.864cm" svg:x="2.224cm" svg:y="0.504cm" svg:viewBox="0 0 3017 2865" svg:d="m1391 2743h203v-224c608-39 1062-497 1062-1087s-454-1048-1062-1087v-224h-203v226c-593 53-1031 505-1031 1085s438 1032 1031 1085zm117-2517c855 0 1509 620 1509 1432s-654 1433-1509 1433-1508-621-1508-1433 653-1432 1508-1432z">
          <draw:glue-point draw:id="4" svg:x="4.753cm" svg:y="1.842cm"/>
          <draw:glue-point draw:id="5" svg:x="-2.353cm" svg:y="4.502cm"/>
          <draw:glue-point draw:id="6" svg:x="3.864cm" svg:y="3.312cm"/>
          <text:p/>
        </draw:path>
        <draw:custom-shape draw:style-name="gr2" draw:text-style-name="P1" draw:layer="layout" svg:width="0.101cm" svg:height="0.101cm" svg:x="3.667cm" svg:y="0.688cm">
          <text:p/>
          <draw:enhanced-geometry svg:viewBox="0 0 21600 21600" draw:glue-points="10800 0 3163 3163 0 10800 3163 18437 10800 21600 18437 18437 21600 10800 18437 3163" draw:text-areas="3163 3163 18437 18437" draw:type="ring" draw:modifiers="211.76470588235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0.102cm" svg:height="0.102cm" svg:x="3.666cm" svg:y="3.084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2.022cm" svg:height="2.002cm" svg:x="2.724cm" svg:y="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8" draw:layer="layout" svg:width="0.041cm" svg:height="0.041cm" svg:x="3.699cm" svg:y="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689cm" svg:y1="3.108cm" svg:x2="3.75cm" svg:y2="3.159cm">
          <text:p/>
        </draw:line>
        <draw:line draw:style-name="gr5" draw:text-style-name="P1" draw:layer="layout" svg:x1="3.74cm" svg:y1="3.108cm" svg:x2="3.689cm" svg:y2="3.159cm">
          <text:p/>
        </draw:line>
        <draw:path draw:style-name="gr6" draw:text-style-name="P1" draw:id="id3" draw:layer="layout" svg:width="1.109cm" svg:height="1.128cm" draw:transform="rotate (3.03093877901278) translate (3.69736720097758cm 1.68969563929005cm)" svg:viewBox="0 0 1110 1129" svg:d="m98-1413c148-8 222-58 336-82 123-26 216-116 326-170 122-61 223-164 291-288 57-105 77-228 41-339-48-146-198-198-326-220-116-20-226-35-348-29-115 6-226-8-345 6l-73 8">
          <draw:glue-point draw:id="4" svg:x="-4.437cm" svg:y="2.922cm"/>
          <text:p/>
        </draw:path>
        <draw:path draw:style-name="gr6" draw:text-style-name="P1" draw:id="id4" draw:layer="layout" svg:width="1.166cm" svg:height="1.13cm" draw:transform="rotate (-3.03058971316357) translate (4.86100113920094cm 1.56888025454233cm)" svg:viewBox="0 0 1167 1131" svg:d="m1022-3064c-148-8-232-60-346-84-123-26-216-116-326-170-122-61-223-164-291-288-57-106-77-228-41-340 48-146 199-197 326-219 116-20 226-35 348-29 115 6 221 4 346 5l129 17">
          <draw:glue-point draw:id="4" svg:x="3.585cm" svg:y="3.446cm"/>
          <draw:glue-point draw:id="5" svg:x="3.487cm" svg:y="3.63cm"/>
          <text:p/>
        </draw:path>
        <draw:path draw:style-name="gr6" draw:text-style-name="P1" draw:id="id6" draw:layer="layout" svg:width="1.109cm" svg:height="1.135cm" draw:transform="rotate (0.111002940426818) translate (2.58399886079888cm 2.31411974545804cm)" svg:viewBox="0 0 1110 1136" svg:d="m1005 6308c-148-7-215-65-329-89-123-25-216-115-326-170-122-60-223-163-291-288-57-105-77-228-41-339 48-146 199-198 326-220 116-20 226-35 348-28 115 6 226-8 346 5l72 8">
          <draw:glue-point draw:id="4" svg:x="-4.912cm" svg:y="-0.594cm"/>
          <draw:glue-point draw:id="5" svg:x="-3.698cm" svg:y="-3.389cm"/>
          <text:p/>
        </draw:path>
        <draw:path draw:style-name="gr6" draw:text-style-name="P1" draw:id="id11" draw:layer="layout" svg:width="1.166cm" svg:height="1.14cm" draw:transform="rotate (-0.111526539203602) translate (3.69139794814763cm 2.18258807524304cm)" svg:viewBox="0 0 1167 1141" svg:d="m145 4657c151-17 232-70 346-93 123-26 217-116 326-171 122-61 223-164 291-288 58-105 77-228 40-339-47-146-198-198-325-220-116-20-226-35-348-28-115 6-223-8-344 5l-131 15">
          <draw:glue-point draw:id="4" svg:x="4.03cm" svg:y="-3.2cm"/>
          <text:p/>
        </draw:path>
        <draw:line draw:style-name="gr7" draw:text-style-name="P1" draw:layer="layout" svg:x1="3.648cm" svg:y1="1.675cm" svg:x2="3.943cm" svg:y2="1.665cm">
          <text:p/>
        </draw:line>
        <draw:line draw:style-name="gr7" draw:text-style-name="P1" draw:layer="layout" svg:x1="3.607cm" svg:y1="2.214cm" svg:x2="3.902cm" svg:y2="2.204cm">
          <text:p/>
        </draw:line>
        <draw:line draw:style-name="gr7" draw:text-style-name="P1" draw:layer="layout" svg:x1="5.294cm" svg:y1="1.879cm" svg:x2="6.067cm" svg:y2="1.879cm">
          <text:p/>
        </draw:line>
        <draw:frame draw:style-name="gr8" draw:text-style-name="P3" draw:layer="layout" svg:width="1.793cm" svg:height="0.696cm" svg:x="5.904cm" svg:y="1.462cm">
          <draw:text-box>
            <text:p text:style-name="P2"><text:span text:style-name="T1">کائل کی سمت</text:span></text:p>
          </draw:text-box>
        </draw:frame>
        <draw:frame draw:style-name="gr9" draw:layer="layout" svg:width="0.355cm" svg:height="0.308cm" svg:x="5.537cm" svg:y="1.25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olyline draw:style-name="gr10" draw:text-style-name="P1" draw:layer="layout" svg:width="0.312cm" svg:height="0.053cm" draw:transform="rotate (1.46118964976938) translate (5.7177716054596cm 1.8630322887666cm)" svg:viewBox="0 0 313 54" draw:points="0,11829 162,11811 270,11790 313,11775">
          <text:p/>
        </draw:polyline>
        <draw:line draw:style-name="gr7" draw:text-style-name="P1" draw:layer="layout" svg:x1="5.66cm" svg:y1="1.228cm" svg:x2="5.569cm" svg:y2="0.995cm">
          <text:p/>
        </draw:line>
        <draw:frame draw:style-name="gr9" draw:id="id1" draw:layer="layout" svg:width="0.916cm" svg:height="0.356cm" svg:x="6.135cm" svg:y="2.28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7" draw:text-style-name="P1" draw:layer="layout" draw:type="curve" draw:line-skew="0.571cm" svg:x1="6.135cm" svg:y1="2.464cm" svg:x2="4.988cm" svg:y2="2.327cm" draw:start-shape="id1" draw:start-glue-point="3" svg:d="m6135 2464c-379 0 194-137-1147-137">
          <text:p/>
        </draw:connector>
        <draw:connector draw:style-name="gr7" draw:text-style-name="P1" draw:layer="layout" draw:type="curve" draw:line-skew="0.92cm" svg:x1="6.135cm" svg:y1="2.464cm" svg:x2="4.29cm" svg:y2="1.984cm" draw:start-shape="id1" draw:start-glue-point="3" svg:d="m6135 2464c-379 0 543-480-1845-480">
          <text:p/>
        </draw:connector>
        <draw:frame draw:style-name="gr11" draw:text-style-name="P3" draw:id="id2" draw:layer="layout" svg:width="1.09cm" svg:height="0.696cm" svg:x="0.87cm" svg:y="0.457cm">
          <draw:text-box>
            <text:p text:style-name="P2"><text:span text:style-name="T1">خلاء</text:span></text:p>
          </draw:text-box>
        </draw:frame>
        <draw:connector draw:style-name="gr7" draw:text-style-name="P1" draw:layer="layout" draw:type="curve" draw:line-skew="0.228cm" svg:x1="1.96cm" svg:y1="0.805cm" svg:x2="2.694cm" svg:y2="1.44cm" draw:start-shape="id2" draw:start-glue-point="1" draw:end-shape="id3" draw:end-glue-point="4" svg:d="m1960 805c846 0 479 635 734 635">
          <text:p/>
        </draw:connector>
        <draw:connector draw:style-name="gr7" draw:text-style-name="P1" draw:layer="layout" draw:type="curve" draw:line-skew="-0.324cm -0.391cm" svg:x1="1.96cm" svg:y1="0.805cm" svg:x2="4.652cm" svg:y2="1.523cm" draw:start-shape="id2" draw:start-glue-point="1" draw:end-shape="id4" draw:end-glue-point="5" svg:d="m1960 805c819 0 682 492 1150 771s1542 344 1542-53">
          <text:p/>
        </draw:connector>
        <draw:frame draw:style-name="gr12" draw:text-style-name="P3" draw:id="id5" draw:layer="layout" svg:width="1.137cm" svg:height="0.696cm" svg:x="0.295cm" svg:y="2.788cm">
          <draw:text-box>
            <text:p text:style-name="P2"><text:span text:style-name="T1">فلکس</text:span></text:p>
          </draw:text-box>
        </draw:frame>
        <draw:connector draw:style-name="gr7" draw:text-style-name="P1" draw:layer="layout" draw:type="curve" svg:x1="1.432cm" svg:y1="3.136cm" svg:x2="2.632cm" svg:y2="2.703cm" draw:start-shape="id5" draw:start-glue-point="1" draw:end-shape="id6" draw:end-glue-point="4" svg:d="m1432 3136c892 0 293-433 1200-433">
          <text:p/>
        </draw:connector>
        <draw:frame draw:style-name="gr11" draw:text-style-name="P3" draw:id="id7" draw:layer="layout" svg:width="2.428cm" svg:height="0.696cm" svg:x="5.821cm" svg:y="0.243cm">
          <draw:text-box>
            <text:p text:style-name="P4"><text:span text:style-name="T1">N</text:span><text:span text:style-name="T1"> <text:s/>ٹرن کا گچھ</text:span></text:p>
          </draw:text-box>
        </draw:frame>
        <draw:connector draw:style-name="gr7" draw:text-style-name="P1" draw:layer="layout" draw:type="curve" draw:line-skew="-0.09cm" svg:x1="5.821cm" svg:y1="0.591cm" svg:x2="3.733cm" svg:y2="0.754cm" draw:start-shape="id7" draw:start-glue-point="3" draw:end-shape="id8" draw:end-glue-point="9" svg:d="m5821 591c-1695 0-651 163-2088 163">
          <text:p/>
        </draw:connector>
        <draw:line draw:style-name="gr7" draw:text-style-name="P1" draw:layer="layout" svg:x1="3.098cm" svg:y1="1.706cm" svg:x2="2.814cm" svg:y2="1.524cm">
          <text:p/>
        </draw:line>
        <draw:line draw:style-name="gr7" draw:text-style-name="P1" draw:layer="layout" svg:x1="4.937cm" svg:y1="1.239cm" svg:x2="4.754cm" svg:y2="1.442cm">
          <text:p/>
        </draw:line>
        <draw:line draw:style-name="gr7" draw:text-style-name="P1" draw:layer="layout" svg:x1="3.718cm" svg:y1="1.899cm" svg:x2="4.653cm" svg:y2="2.367cm">
          <text:p/>
        </draw:line>
        <draw:line draw:style-name="gr7" draw:text-style-name="P1" draw:layer="layout" svg:x1="3.719cm" svg:y1="1.897cm" svg:x2="2.794cm" svg:y2="2.367cm">
          <text:p/>
        </draw:line>
        <draw:frame draw:style-name="gr11" draw:text-style-name="P3" draw:id="id9" draw:layer="layout" svg:width="2.316cm" svg:height="1.141cm" svg:x="0cm" svg:y="1.023cm">
          <draw:text-box>
            <text:p text:style-name="P2"><text:span text:style-name="T1">رداس اور فلکس</text:span></text:p>
            <text:p text:style-name="P2"><text:span text:style-name="T1"><text:s/></text:span><text:span text:style-name="T1">اُلٹ سمت میں ہیں</text:span></text:p>
          </draw:text-box>
        </draw:frame>
        <draw:connector draw:style-name="gr7" draw:text-style-name="P1" draw:layer="layout" draw:type="curve" svg:x1="1.158cm" svg:y1="2.164cm" svg:x2="2.764cm" svg:y2="2.388cm" draw:start-shape="id9" draw:start-glue-point="2" draw:end-shape="id6" draw:end-glue-point="5" svg:d="m1158 2164c0 150 535 224 1606 224">
          <text:p/>
        </draw:connector>
        <draw:frame draw:style-name="gr11" draw:text-style-name="P3" draw:id="id10" draw:layer="layout" svg:width="2.316cm" svg:height="1.141cm" svg:x="6.34cm" svg:y="2.56cm">
          <draw:text-box>
            <text:p text:style-name="P2"><text:span text:style-name="T1">رداس اور فلکس</text:span></text:p>
            <text:p text:style-name="P2"><text:span text:style-name="T1"><text:s/></text:span><text:span text:style-name="T1">ایک سمت میں ہیں</text:span></text:p>
          </draw:text-box>
        </draw:frame>
        <draw:connector draw:style-name="gr7" draw:text-style-name="P1" draw:layer="layout" draw:type="curve" draw:line-skew="-0.116cm" svg:x1="6.34cm" svg:y1="3.13cm" svg:x2="4.703cm" svg:y2="2.408cm" draw:start-shape="id10" draw:start-glue-point="3" draw:end-shape="id11" draw:end-glue-point="4" svg:d="m6340 3130c-1318 0-500-722-1637-722">
          <text:p/>
        </draw:connector>
        <draw:line draw:style-name="gr7" draw:text-style-name="P1" draw:layer="layout" svg:x1="4.124cm" svg:y1="2.529cm" svg:x2="4.307cm" svg:y2="2.773cm">
          <text:p/>
        </draw:line>
        <draw:line draw:style-name="gr7" draw:text-style-name="P1" draw:layer="layout" svg:x1="4.673cm" svg:y1="3.332cm" svg:x2="4.368cm" svg:y2="2.875cm">
          <text:p/>
        </draw:line>
        <draw:frame draw:style-name="gr9" draw:layer="layout" svg:width="0.363cm" svg:height="0.308cm" svg:x="4.572cm" svg:y="3.2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4-24T09:13:21</dc:date>
    <dc:creator>khalid khan</dc:creator>
    <meta:editing-duration>PT05H19M17S</meta:editing-duration>
    <meta:editing-cycles>36</meta:editing-cycles>
    <meta:generator>OpenOffice.org/3.1$Linux OpenOffice.org_project/310m19$Build-9420</meta:generator>
    <meta:document-statistic meta:object-count="3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μ</math:mo>
        <math:mi>r</math:mi>
      </math:msub>
      <math:mo math:stretchy="false">=</math:mo>
      <math:mo math:stretchy="false">∞</math:mo>
    </math:mrow>
    <math:annotation math:encoding="StarMath 5.0">%mu_r=infinity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g</math:mi>
    <math:annotation math:encoding="StarMath 5.0">g</math:annotation>
  </math:semantics>
</math:math>
</file>